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8000002A5F5500904.png"/>
  <manifest:file-entry manifest:media-type="image/png" manifest:full-path="Pictures/100002010000031B000000FA225C4521.png"/>
  <manifest:file-entry manifest:media-type="image/png" manifest:full-path="Pictures/10000201000003B90000014B725B77F6.png"/>
  <manifest:file-entry manifest:media-type="image/png" manifest:full-path="Pictures/10000201000003230000015D6E1C55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arsayılan-notes">
      <style:graphic-properties draw:fill-color="#ffffff" draw:auto-grow-height="true" fo:min-height="13.365cm"/>
    </style:style>
    <style:style style:name="pr2" style:family="presentation" style:parent-style-name="Varsayılan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Varsayılan">
        <draw:frame draw:style-name="gr1" draw:text-style-name="P1" draw:layer="layout" svg:width="27.999cm" svg:height="8.803cm" svg:x="0.098cm" svg:y="6.221cm">
          <draw:image xlink:href="Pictures/100002010000031B000000FA225C45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>
        <draw:frame draw:style-name="gr1" draw:text-style-name="P1" draw:layer="layout" svg:width="23.129cm" svg:height="18.377cm" svg:x="1.5cm" svg:y="0.123cm">
          <draw:image xlink:href="Pictures/1000020100000328000002A5F55009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>
        <office:forms form:automatic-focus="false" form:apply-design-mode="false"/>
        <draw:frame draw:style-name="gr1" draw:text-style-name="P1" draw:layer="layout" svg:width="27.999cm" svg:height="12.167cm" svg:x="0.098cm" svg:y="4.539cm">
          <draw:image xlink:href="Pictures/10000201000003230000015D6E1C55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>
        <draw:frame draw:style-name="gr1" draw:text-style-name="P1" draw:layer="layout" svg:width="27.999cm" svg:height="9.723cm" svg:x="0.098cm" svg:y="5.761cm">
          <draw:image xlink:href="Pictures/10000201000003B90000014B725B77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4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4</text:page-number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3T13:19:30</meta:creation-date>
    <meta:editing-duration>PT00H11M38S</meta:editing-duration>
    <meta:editing-cycles>7</meta:editing-cycles>
    <dc:date>2009-10-23T13:31:07</dc:date>
    <meta:generator>OpenOffice.org/3.0$Linux OpenOffice.org_project/300m15$Build-9379</meta:generator>
    <meta:document-statistic meta:object-count="33"/>
    <meta:user-defined meta:name="Bilgi 1"/>
    <meta:user-defined meta:name="Bilgi 2"/>
    <meta:user-defined meta:name="Bilgi 3"/>
    <meta:user-defined meta:name="Bilgi 4"/>
  </office:meta>
</office:document-meta>
</file>